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 style:list-style-name="L1">
      <style:text-properties officeooo:paragraph-rsid="001ac08d"/>
    </style:style>
    <style:style style:name="P3" style:family="paragraph" style:parent-style-name="Preformatted_20_Text" style:list-style-name="L3">
      <style:text-properties style:text-line-through-style="solid" style:text-line-through-type="single" officeooo:paragraph-rsid="001ac08d"/>
    </style:style>
    <style:style style:name="P4" style:family="paragraph" style:parent-style-name="Preformatted_20_Text" style:list-style-name="L3">
      <style:text-properties style:text-line-through-style="solid" style:text-line-through-type="single" officeooo:rsid="0020ede8" officeooo:paragraph-rsid="0020ede8"/>
    </style:style>
    <style:style style:name="P5" style:family="paragraph" style:parent-style-name="Preformatted_20_Text" style:list-style-name="L5">
      <style:text-properties style:text-line-through-style="solid" style:text-line-through-type="single"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6" style:family="paragraph" style:parent-style-name="Preformatted_20_Text" style:list-style-name="L6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7" style:family="paragraph" style:parent-style-name="Preformatted_20_Text" style:list-style-name="L7">
      <style:text-properties style:text-line-through-style="solid" style:text-line-through-type="singl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8" style:family="paragraph" style:parent-style-name="Preformatted_20_Text" style:list-style-name="L2"/>
    <style:style style:name="P9" style:family="paragraph" style:parent-style-name="Preformatted_20_Text" style:list-style-name="L2">
      <style:text-properties officeooo:paragraph-rsid="0017ea78"/>
    </style:style>
    <style:style style:name="P10" style:family="paragraph" style:parent-style-name="Preformatted_20_Text" style:list-style-name="L2">
      <style:text-properties officeooo:rsid="001610fc" officeooo:paragraph-rsid="0017ea78"/>
    </style:style>
    <style:style style:name="P11" style:family="paragraph" style:parent-style-name="Preformatted_20_Text">
      <style:text-properties style:text-line-through-style="none" style:text-line-through-type="none" officeooo:rsid="001ac08d" officeooo:paragraph-rsid="001ac08d"/>
    </style:style>
    <style:style style:name="P12" style:family="paragraph" style:parent-style-name="Preformatted_20_Text" style:list-style-name="L8">
      <style:text-properties style:text-line-through-style="none" style:text-line-through-type="none" fo:font-size="11pt" fo:font-weight="normal" officeooo:rsid="00319c04" officeooo:paragraph-rsid="00319c04" style:font-size-asian="11pt" style:font-weight-asian="normal" style:font-size-complex="11pt" style:font-weight-complex="normal"/>
    </style:style>
    <style:style style:name="P13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Preformatted_20_Text" style:list-style-name="L4">
      <style:text-properties fo:font-size="11pt" fo:font-weight="normal" style:font-size-asian="9.60000038146973pt" style:font-weight-asian="normal" style:font-size-complex="11pt" style:font-weight-complex="normal"/>
    </style:style>
    <style:style style:name="P15" style:family="paragraph" style:parent-style-name="Preformatted_20_Text" style:list-style-name="L6">
      <style:text-properties fo:font-size="11pt" fo:font-weight="normal" officeooo:rsid="00206d22" officeooo:paragraph-rsid="00206d22" style:font-size-asian="11pt" style:font-weight-asian="normal" style:font-size-complex="11pt" style:font-weight-complex="normal"/>
    </style:style>
    <style:style style:name="P16" style:family="paragraph" style:parent-style-name="Preformatted_20_Text" style:list-style-name="L3">
      <style:text-properties officeooo:rsid="001f4a54" officeooo:paragraph-rsid="001f4a54"/>
    </style:style>
    <style:style style:name="P17" style:family="paragraph" style:parent-style-name="Preformatted_20_Text" style:list-style-name="L3">
      <style:text-properties officeooo:rsid="0024f97a" officeooo:paragraph-rsid="0024f97a"/>
    </style:style>
    <style:style style:name="P18" style:family="paragraph" style:parent-style-name="Preformatted_20_Text" style:list-style-name="L1">
      <style:text-properties officeooo:rsid="00261c68" officeooo:paragraph-rsid="00261c68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a4587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ac08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e2a3f" style:font-size-asian="13pt" style:font-weight-asian="bold" style:font-size-complex="13pt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1a4587"/>
    </style:style>
    <style:style style:name="T8" style:family="text">
      <style:text-properties officeooo:rsid="002ad2b8"/>
    </style:style>
    <style:style style:name="T9" style:family="text">
      <style:text-properties officeooo:rsid="00319c0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Features</text:p>
      <text:p text:style-name="Preformatted_20_Text"><text:span text:style-name="T3"><text:tab/></text:span><text:span text:style-name="T4">Admin </text:span><text:span text:style-name="T5">user</text:span></text:p>
      <text:list xml:id="list3460325336" text:style-name="L4">
        <text:list-item>
          <text:p text:style-name="P14"/>
        </text:list-item>
      </text:list>
      <text:p text:style-name="P11"><text:tab/><text:span text:style-name="T3">Non-Admin </text:span><text:span text:style-name="T5">user</text:span></text:p>
      <text:list xml:id="list727257418" text:style-name="L1">
        <text:list-item>
          <text:p text:style-name="P2">Add inventory for non-admin users</text:p>
          <text:list>
            <text:list-item>
              <text:p text:style-name="P18">Inventory functions: Eat/Chuck/<text:span text:style-name="T8">sell for half price</text:span></text:p>
            </text:list-item>
          </text:list>
        </text:list-item>
        <text:list-item>
          <text:p text:style-name="P2"><text:span text:style-name="T1">Add cancel button function</text:span></text:p>
        </text:list-item>
      </text:list>
      <text:list xml:id="list3848573066" text:style-name="L3">
        <text:list-item>
          <text:p text:style-name="P3"><text:span text:style-name="T2">Hide “Update order”/all button when an order is canceled</text:span></text:p>
          <text:list>
            <text:list-item>
              <text:p text:style-name="P4"><text:span text:style-name="T2">D</text:span>isable and grey-out all buttons</text:p>
            </text:list-item>
          </text:list>
        </text:list-item>
        <text:list-item>
          <text:p text:style-name="P16"><text:span text:style-name="T7">A</text:span><text:span text:style-name="T6">dd mouse-over popup on order_num to view products in order</text:span></text:p>
        </text:list-item>
        <text:list-item>
          <text:p text:style-name="P17"><text:span text:style-name="T6">Add money for user to be able to order products</text:span></text:p>
        </text:list-item>
      </text:list>
      <text:p text:style-name="P11"><text:tab/></text:p>
      <text:p text:style-name="Preformatted_20_Text"/>
      <text:p text:style-name="Preformatted_20_Text"/>
      <text:p text:style-name="P1">Front-End Tweaking</text:p>
      <text:list xml:id="list1930274436" text:style-name="L2">
        <text:list-item>
          <text:p text:style-name="P8">Table columns spacing</text:p>
        </text:list-item>
        <text:list-item>
          <text:p text:style-name="P8">Table custom width</text:p>
        </text:list-item>
        <text:list-item>
          <text:p text:style-name="P9">Horizontally align multiple buttons in cell</text:p>
        </text:list-item>
        <text:list-item>
          <text:p text:style-name="P10">Keep position of currbuttonsent datatable page when refreshing table</text:p>
        </text:list-item>
        <text:list-item>
          <text:p text:style-name="P8"/>
        </text:list-item>
      </text:list>
      <text:p text:style-name="Preformatted_20_Text"/>
      <text:p text:style-name="Preformatted_20_Text"/>
      <text:p text:style-name="P1">Bugs</text:p>
      <text:list xml:id="list122436939" text:style-name="L5">
        <text:list-item>
          <text:p text:style-name="P5">Datatable’s second page’<text:span text:style-name="T9">s buttons</text:span> not <text:span text:style-name="T9">disabling when an order’s status is “Canceled”</text:span></text:p>
        </text:list-item>
      </text:list>
      <text:list xml:id="list2406930079" text:style-name="L6">
        <text:list-item>
          <text:p text:style-name="P15"><text:a xlink:type="simple" xlink:href="https://www.gyrocode.com/articles/jquery-datatables-custom-control-does-not-work-on-second-page/" text:style-name="Internet_20_link" text:visited-style-name="Visited_20_Internet_20_Link"><text:span text:style-name="T1">https://www.gyrocode.com/articles/jquery-datatables-custom-control-does-not-work-on-second-page/</text:span></text:a></text:p>
          <text:p text:style-name="P6">Resolution</text:p>
        </text:list-item>
      </text:list>
      <text:list xml:id="list2310815712" text:style-name="L7">
        <text:list-item>
          <text:p text:style-name="P7">on page refresh, set button html markup to empty string if status is canceled.</text:p>
        </text:list-item>
      </text:list>
      <text:list xml:id="list105163427" text:style-name="L8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5:47:04.841075896</dc:date>
    <meta:editing-duration>PT1H17M3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24" meta:character-count="800" meta:non-whitespace-character-count="710"/>
  </office:meta>
</office:document-meta>
</file>